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arrangementofsections">
      <style:paragraph-properties fo:text-align="start" style:justify-single-word="false"/>
    </style:style>
    <style:style style:name="P13" style:family="paragraph" style:parent-style-name="actreferredto">
      <style:paragraph-properties>
        <style:tab-stops/>
      </style:paragraph-properties>
    </style:style>
    <style:style style:name="P14" style:family="paragraph" style:parent-style-name="shorttitleenglish">
      <style:paragraph-properties text:number-lines="true" text:line-number="0"/>
    </style:style>
    <style:style style:name="P15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6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7" style:family="paragraph" style:parent-style-name="Standard">
      <style:paragraph-properties text:number-lines="false" text:line-number="0"/>
    </style:style>
    <style:style style:name="P18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9" style:family="paragraph" style:parent-style-name="bill">
      <style:paragraph-properties text:number-lines="false" text:line-number="0"/>
    </style:style>
    <style:style style:name="P20" style:family="paragraph" style:parent-style-name="shorttitlebackpage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</style:style>
    <style:style style:name="P22" style:family="paragraph" style:parent-style-name="hr2">
      <style:paragraph-properties text:number-lines="false" text:line-number="0"/>
      <style:text-properties style:font-name="Times New Roman"/>
    </style:style>
    <style:style style:name="P23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4" style:family="paragraph" style:parent-style-name="asinitiated">
      <style:paragraph-properties text:number-lines="false" text:line-number="0"/>
    </style:style>
    <style:style style:name="P25" style:family="paragraph" style:parent-style-name="Standard" style:master-page-name="frontcover">
      <style:paragraph-properties style:page-number="1"/>
    </style:style>
    <style:style style:name="P26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normal" style:font-style-asian="normal" style:font-style-complex="normal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55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BILLE NA dTITHE (TITHÍOCHT ÚDARÁIS ÁITIÚIL A DHÍOL), 2016" text:name="GA_shorttitle"/>
        <text:user-field-decl office:value-type="string" office:string-value="Housing (Sale of Local Authority Housing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enable a housing authority to sell a dwelling acquired by a housing authority under Part V of the Planning and Development Act 2000 to a tenant of such a dwelling." text:name="EN_longtitle"/>
        <text:user-field-decl office:value-type="string" office:string-value="GA_shorttitle_caps" text:name="GA_shorttitle_caps"/>
      </text:user-field-decls>
      <text:p text:style-name="P25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Bille na dTithe (Tithíocht Údaráis Áitiúil a Dhíol), 2016</text:span></text:span></text:p>
      <text:p text:style-name="shorttitleenglish_5f_frontpage"><text:span text:style-name="bold_5f_noitalic_5f_nounderline"><text:span text:style-name="T4">Housing (Sale of Local Authority Housing) Bill 2016</text:span></text:span></text:p>
      <text:p text:style-name="P8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6"/>
      <text:p text:style-name="hr"/>
      <text:p text:style-name="shorttitleirish"><text:user-field-get text:name="GA_shorttitle">BILLE NA dTITHE (TITHÍOCHT ÚDARÁIS ÁITIÚIL A DHÍOL), 2016</text:user-field-get></text:p>
      <text:p text:style-name="shorttitleenglish"><text:span text:style-name="bold_5f_noitalic_5f_nounderline"><text:span text:style-name="T2"><text:user-field-get text:name="EN_shorttitle">Housing (Sale of Local Authority Housing) Bill 2016</text:user-field-get></text:span></text:span><text:span text:style-name="bold_5f_noitalic_5f_nounderline"><text:span text:style-name="T2"> 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2">Section</text:p>
      <text:p text:style-name="tocsectionnumber">1. <text:s/><text:bookmark-ref text:reference-format="text" text:ref-name="toc_book_1">Sale of local authority houses</text:bookmark-ref></text:p>
      <text:p text:style-name="tocsectionnumber">2. <text:s/><text:bookmark-ref text:reference-format="text" text:ref-name="toc_book_2">Regulations</text:bookmark-ref></text:p>
      <text:p text:style-name="tocsectionnumber">3. <text:s/><text:bookmark-ref text:reference-format="text" text:ref-name="toc_book_3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13">Housing (Miscellaneous Provisions) Act 2014 (No. 21)</text:p>
          <text:p text:style-name="P13">Planning and Development Act 2000 (No. 30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5:L1" text:is-hidden="true"/><text:user-field-get text:name="GA_shorttitle">BILLE NA dTITHE (TITHÍOCHT ÚDARÁIS ÁITIÚIL A DHÍOL), 2016</text:user-field-get></text:p>
      <text:p text:style-name="P14"><text:hidden-text text:condition="ooow:" text:string-value="P5:L2" text:is-hidden="true"/><text:span text:style-name="bold_5f_noitalic_5f_nounderline"><text:span text:style-name="T2"><text:user-field-get text:name="EN_shorttitle">Housing (Sale of Local Authority Housing) Bill 2016</text:user-field-get>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longtitle"><text:hidden-text text:condition="ooow:" text:string-value="P5:L5" text:is-hidden="true"/>An Act to enable a housing authority to sell a dwelling acquired by a housing authority <text:hidden-text text:condition="ooow:" text:string-value="P5:L6" text:is-hidden="true"/>under Part V of the <text:alphabetical-index-mark text:string-value="Planning and Development Act 2000 (No. 30)"/><text:a xlink:type="simple" xlink:href="http://www.irishstatutebook.ie/2000/en/act/pub/0030/index.html">Planning and Development Act 2000</text:a> to a tenant of such a dwelling.</text:p>
      <text:p text:style-name="enacted"><text:hidden-text text:condition="ooow:" text:string-value="P5:L7" text:is-hidden="true"/>Be it enacted by the Oireachtas as follows:</text:p>
      <text:p text:style-name="shouldernote"><text:hidden-text text:condition="ooow:" text:string-value="P5:L8" text:is-hidden="true"/><text:bookmark-start text:name="toc_book_1"/>Sale of local authority houses<text:bookmark-end text:name="toc_book_1"/></text:p>
      <text:p text:style-name="section"><text:hidden-text text:condition="ooow:" text:string-value="P5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A housing authority may, under Part 3 of the <text:alphabetical-index-mark text:string-value="Housing (Miscellaneous Provisions) Act 2014 (No. 21)"/><text:a xlink:type="simple" xlink:href="http://www.irishstatutebook.ie/2014/en/act/pub/0021/">Housing (Miscellaneous Provisions) Act </text:a><text:a xlink:type="simple" xlink:href="http://www.irishstatutebook.ie/2014/en/act/pub/0021/"><text:hidden-text text:condition="ooow:" text:string-value="P5:L10" text:is-hidden="true"/></text:a><text:a xlink:type="simple" xlink:href="http://www.irishstatutebook.ie/2014/en/act/pub/0021/">2014</text:a>, sell a house that has been transferred to such housing authority in accordance with <text:hidden-text text:condition="ooow:" text:string-value="P5:L11" text:is-hidden="true"/>an agreement under section 96 of the <text:alphabetical-index-mark text:string-value="Planning and Development Act 2000 (No. 30)"/><text:a xlink:type="simple" xlink:href="http://www.irishstatutebook.ie/2000/en/act/pub/0030/index.html">Planning and Development Act 2000</text:a>, including a <text:hidden-text text:condition="ooow:" text:string-value="P5:L12" text:is-hidden="true"/>house provided on land or on a site so transferred, where the transfer is made for the <text:hidden-text text:condition="ooow:" text:string-value="P5:L13" text:is-hidden="true"/>purpose of providing housing referred to in <text:span text:style-name="T9">section</text:span> 94(4)(a)(i) of the said and the house <text:hidden-text text:condition="ooow:" text:string-value="P5:L14" text:is-hidden="true"/>is on the land the subject of the planning application to which the agreement relates, to a <text:hidden-text text:condition="ooow:" text:string-value="P5:L15" text:is-hidden="true"/>tenant of such house.</text:p>
      <text:p text:style-name="shouldernote"><text:hidden-text text:condition="ooow:" text:string-value="P5:L16" text:is-hidden="true"/><text:bookmark-start text:name="toc_book_2"/>Regulations<text:bookmark-end text:name="toc_book_2"/></text:p>
      <text:p text:style-name="section"><text:hidden-text text:condition="ooow:" text:string-value="P5:L17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The Minister for Housing, Planning and Local Government may make regulations <text:hidden-text text:condition="ooow:" text:string-value="P5:L18" text:is-hidden="true"/>prescribing any matter referred to in this Act for the purpose of enabling its provisions to <text:hidden-text text:condition="ooow:" text:string-value="P5:L19" text:is-hidden="true"/>have full effect.</text:p>
      <text:p text:style-name="shouldernote"><text:hidden-text text:condition="ooow:" text:string-value="P5:L20" text:is-hidden="true"/><text:bookmark-start text:name="toc_book_3"/>Short title and commencement<text:bookmark-end text:name="toc_book_3"/></text:p>
      <text:p text:style-name="subsection"><text:hidden-text text:condition="ooow:" text:string-value="P5:L21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Housing (Sale of Local Authority Housing) Act 2016.</text:p>
      <text:p text:style-name="subsection"><text:hidden-text text:condition="ooow:" text:string-value="P5:L22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shall come into operation on such day as may be fixed by order of the <text:hidden-text text:condition="ooow:" text:string-value="P5:L23" text:is-hidden="true"/>Minister for Housing, Planning and Local Government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hidden-text text:condition="ooow:" text:string-value="P6:L1" text:is-hidden="true"/>Bille na dTithe (Tithíocht Údaráis Áitiúil a <text:hidden-text text:condition="ooow:" text:string-value="P6:L2" text:is-hidden="true"/>Dhíol), 2016</text:p>
            <text:p text:style-name="P17"><text:hidden-text text:condition="ooow:" text:string-value="P6:L3" text:is-hidden="true"/><text:span text:style-name="bold_5f_noitalic_5f_nounderline"><text:span text:style-name="T4"> </text:span></text:span></text:p>
            <text:p text:style-name="P22"><text:hidden-text text:condition="ooow:" text:string-value="P6:L4" text:is-hidden="true"/> <text:s text:c="22"/></text:p>
            <text:p text:style-name="P19"><text:hidden-text text:condition="ooow:" text:string-value="P6:L5" text:is-hidden="true"/>BILLE</text:p>
            <text:p text:style-name="P24"><text:hidden-text text:condition="ooow:" text:string-value="P6:L6" text:is-hidden="true"/>(mar a tionscnaíodh)</text:p>
            <text:p text:style-name="P24"><text:hidden-text text:condition="ooow:" text:string-value="P6:L7" text:is-hidden="true"/>d<text:span text:style-name="T7">á ngairtear</text:span></text:p>
            <text:p text:style-name="P17"><text:hidden-text text:condition="ooow:" text:string-value="P6:L8" text:is-hidden="true"/> </text:p>
            <text:p text:style-name="backpageprovision_5f_no_5f_line_5f_numbering"><text:hidden-text text:condition="ooow:" text:string-value="P6:L9" text:is-hidden="true"/><text:span text:style-name="T8">Acht dá chumasú d’údarás tithíochta teaghais arna </text:span><text:span text:style-name="T8"><text:hidden-text text:condition="ooow:" text:string-value="P6:L10" text:is-hidden="true"/></text:span><text:span text:style-name="T8">fáil ag údarás tithíochta faoi Chuid V den Acht </text:span><text:span text:style-name="T8"><text:hidden-text text:condition="ooow:" text:string-value="P6:L11" text:is-hidden="true"/></text:span><text:span text:style-name="T8">um Pleanáil agus Forbairt, 2000 a dhíol le </text:span><text:span text:style-name="T8"><text:hidden-text text:condition="ooow:" text:string-value="P6:L12" text:is-hidden="true"/></text:span><text:span text:style-name="T8">tionónta teaghaise den sórt sin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3" text:is-hidden="true"/></text:span></text:span></text:p>
            <text:p text:style-name="P22"><text:hidden-text text:condition="ooow:" text:string-value="P6:L14" text:is-hidden="true"/> </text:p>
            <text:p text:style-name="P16"><text:hidden-text text:condition="ooow:" text:string-value="P6:L15" text:is-hidden="true"/>An Teachta Barra V. Ó Comhain a thug isteach,</text:p>
            <text:p text:style-name="P15"><text:hidden-text text:condition="ooow:" text:string-value="P6:L16" text:is-hidden="true"/>30 <text:span text:style-name="T3">Meitheamh,</text:span> 2016</text:p>
            <text:p text:style-name="P23"><text:hidden-text text:condition="ooow:" text:string-value="P6:L17" text:is-hidden="true"/> </text:p>
            <text:p text:style-name="P18"><text:hidden-text text:condition="ooow:" text:string-value="P6:L18" text:is-hidden="true"/> </text:p>
          </table:table-cell>
          <table:table-cell table:style-name="Table1.B1" office:value-type="string">
            <text:p text:style-name="P20">Housing (Sale of Local Authority Housing) Bill 2016</text:p>
            <text:p text:style-name="P17"><text:span text:style-name="bold_5f_noitalic_5f_nounderline"><text:span text:style-name="T4"/></text:span></text:p>
            <text:p text:style-name="P21"><text:s/></text:p>
            <text:p text:style-name="P19">BILL</text:p>
            <text:p text:style-name="P24">(as initiated)</text:p>
            <text:p text:style-name="P24">entitled</text:p>
            <text:p text:style-name="P17"/>
            <text:p text:style-name="backpageprovision_5f_no_5f_line_5f_numbering">An Act to enable a housing authority to sell a dwelling acquired by a housing authority under Part V of the Planning and Development Act 2000 to a tenant of such a dwelling.<text:span text:style-name="bold_5f_noitalic_5f_nounderline"><text:span text:style-name="T4"><text:line-break/></text:span></text:span></text:p>
            <text:p text:style-name="P21"/>
            <text:p text:style-name="P16">Introduced by Deputy Barry Cowen,</text:p>
            <text:p text:style-name="P15">30<text:span text:style-name="T3">th June,</text:span> 2016</text:p>
            <text:p text:style-name="P21"/>
            <text:p text:style-name="P17"/>
          </table:table-cell>
        </table:table-row>
      </table:table>
      <text:p text:style-name="Standard"><text:hidden-text text:condition="ooow:" text:string-value="P6:L19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5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2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55 of 2016" text:name="Footer"/>
        </text:user-field-decls>
        <text:p text:style-name="P2"><text:span text:style-name="T1"><text:tab/>[</text:span><text:span text:style-name="T1"><text:user-field-get text:name="Footer">No. 55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2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2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55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26:42</dc:date>
    <meta:printed-by>Nici Higgins</meta:printed-by>
    <meta:print-date>2009-05-27T14:24:24</meta:print-date>
    <meta:editing-cycles>621</meta:editing-cycles>
    <meta:editing-duration>P2DT5H47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2" meta:word-count="402" meta:character-count="2423"/>
  </office:meta>
</office:document-meta>
</file>